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4.15cm"/>
    </style:style>
    <style:style style:name="pr7" style:family="presentation" style:parent-style-name="Default-subtitle">
      <style:graphic-properties draw:fill-color="#ffffff" draw:auto-grow-height="true" fo:min-height="17.935cm"/>
    </style:style>
    <style:style style:name="P1" style:family="paragraph">
      <style:paragraph-properties fo:text-align="center"/>
    </style:style>
    <style:style style:name="P2" style:family="paragraph">
      <style:text-properties fo:font-size="66pt"/>
    </style:style>
    <style:style style:name="P3" style:family="paragraph">
      <style:text-properties fo:font-size="66pt" style:font-size-asian="66pt" style:font-size-complex="66pt"/>
    </style:style>
    <style:style style:name="P4" style:family="paragraph">
      <style:text-properties fo:font-size="20pt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inite Limits 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ept of Infinit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w many numbers are there?</text:p>
                <text:list>
                  <text:list-item>
                    <text:p>We can't really answer this question...</text:p>
                  </text:list-item>
                </text:list>
              </text:list-item>
              <text:list-item>
                <text:p>So we create another new concept: Infinity</text:p>
              </text:list-item>
              <text:list-item>
                <text:p>There are a few differnt kinds of infinities</text:p>
              </text:list-item>
              <text:list-item>
                <text:p>But in this class we will deal with this one: ∞</text:p>
              </text:list-item>
              <text:list-item>
                <text:p>It means that x gets really b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mits that approach ∞</text:p>
          </draw:text-box>
        </draw:frame>
        <draw:frame draw:style-name="gr2" draw:layer="layout" svg:width="5.759cm" svg:height="2.819cm" svg:x="8.741cm" svg:y="3.681cm" presentation:class="object" presentation:user-transformed="true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presentation:style-name="pr4" draw:layer="layout" svg:width="25.199cm" svg:height="13.895cm" svg:x="1.401cm" svg:y="4.915cm" presentation:class="outline" presentation:user-transformed="true">
          <draw:text-box>
            <text:list text:style-name="L2">
              <text:list-item>
                <text:p>Examples:</text:p>
              </text:list-item>
              <text:list-item>
                <text:p>As x approaches 0 from either direction, f(x) keeps getting bigger</text:p>
                <text:p/>
                <text:p/>
              </text:list-item>
              <text:list-item>
                <text:p>Since as you approach from the left you approach -∞, but as you approach from the right you apprach ∞</text:p>
              </text:list-item>
              <text:list-item>
                <text:p>These points are called Vertical Asymptotes</text:p>
              </text:list-item>
            </text:list>
          </draw:text-box>
        </draw:frame>
        <draw:frame draw:style-name="gr2" draw:layer="layout" svg:width="6.971cm" svg:height="2.662cm" svg:x="3cm" svg:y="9.5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finte Limit Algebra</text:p>
          </draw:text-box>
        </draw:frame>
        <draw:frame presentation:style-name="pr6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Example </text:p>
                <text:p><text:span text:style-name="T1"/></text:p>
              </text:list-item>
            </text:list>
          </draw:text-box>
        </draw:frame>
        <draw:frame draw:style-name="gr2" draw:text-style-name="P1" draw:layer="layout" svg:width="18.149cm" svg:height="2.729cm" svg:x="2.133cm" svg:y="6.497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2" draw:text-style-name="P1" draw:layer="layout" svg:width="17.461cm" svg:height="2.729cm" svg:x="2.163cm" svg:y="9.5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2" draw:text-style-name="P1" draw:layer="layout" svg:width="17.252cm" svg:height="2.729cm" svg:x="2.252cm" svg:y="12.771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2">
        <office:forms form:automatic-focus="false" form:apply-design-mode="false"/>
        <draw:frame presentation:style-name="pr7" draw:text-style-name="P3" draw:layer="layout" svg:width="25.199cm" svg:height="17.935cm" svg:x="1.4cm" svg:y="0.837cm" presentation:class="subtitle">
          <draw:text-box>
            <text:p text:style-name="P2"><text:span text:style-name="T2">Questions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mits at Infinity</text:p>
          </draw:text-box>
        </draw:frame>
        <draw:frame presentation:style-name="pr6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If as x gets bigger and bigger f(x) approaches L then:</text:p>
                <text:p/>
              </text:list-item>
              <text:list-item>
                <text:p>This is a Horizontal Asymptote </text:p>
                <text:p><text:span text:style-name="T1"/></text:p>
              </text:list-item>
            </text:list>
          </draw:text-box>
        </draw:frame>
        <draw:frame draw:style-name="gr2" draw:text-style-name="P1" draw:layer="layout" svg:width="6.018cm" svg:height="2.005cm" svg:x="6cm" svg:y="6.995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olynomial Limits at Infinity</text:p>
          </draw:text-box>
        </draw:frame>
        <draw:frame presentation:style-name="pr6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Rules for polynomials</text:p>
                <text:p/>
                <text:p/>
                <text:p/>
                <text:p/>
                <text:p/>
              </text:list-item>
              <text:list-item>
                <text:p>Look at the dominating term</text:p>
                <text:p><text:span text:style-name="T1"/></text:p>
              </text:list-item>
            </text:list>
          </draw:text-box>
        </draw:frame>
        <draw:frame draw:style-name="gr2" draw:text-style-name="P1" draw:layer="layout" svg:width="4.788cm" svg:height="2.161cm" svg:x="6cm" svg:y="6.995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2" draw:text-style-name="P1" draw:layer="layout" svg:width="6.604cm" svg:height="2.159cm" svg:x="14.396cm" svg:y="7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frame draw:style-name="gr2" draw:text-style-name="P1" draw:layer="layout" svg:width="7.412cm" svg:height="2.159cm" svg:x="14.5cm" svg:y="9.5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2" draw:text-style-name="P1" draw:layer="layout" svg:width="5.487cm" svg:height="2.159cm" svg:x="6.013cm" svg:y="9.841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frame draw:style-name="gr2" draw:text-style-name="P1" draw:layer="layout" svg:width="16.651cm" svg:height="2.159cm" svg:x="6cm" svg:y="12.341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ant Asymptotes</text:p>
          </draw:text-box>
        </draw:frame>
        <draw:frame presentation:style-name="pr6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As x approaches ∞, f(x) approaches a function g(x)</text:p>
              </text:list-item>
              <text:list-item>
                <text:p>Formally this means:</text:p>
              </text:list-item>
              <text:list-item>
                <text:p>Example:</text:p>
                <text:p><text:span text:style-name="T1"/></text:p>
              </text:list-item>
            </text:list>
          </draw:text-box>
        </draw:frame>
        <draw:frame draw:style-name="gr2" draw:text-style-name="P1" draw:layer="layout" svg:width="9.776cm" svg:height="2cm" svg:x="13.724cm" svg:y="7.5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2" draw:text-style-name="P1" draw:layer="layout" svg:width="7.37cm" svg:height="2.815cm" svg:x="8.5cm" svg:y="9.685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ranscendental Limits</text:p>
          </draw:text-box>
        </draw:frame>
        <draw:frame presentation:style-name="pr6" draw:layer="layout" svg:width="25.199cm" svg:height="14.15cm" svg:x="1.4cm" svg:y="4.914cm" presentation:class="outline" presentation:user-transformed="true">
          <draw:text-box>
            <text:list text:style-name="L2">
              <text:list-item>
                <text:p>Expontial functions keep growing as x grows as long as the exponent is positive</text:p>
              </text:list-item>
              <text:list-item>
                <text:p>Expontial functions approach 0 when x appoaches negative infinty</text:p>
              </text:list-item>
              <text:list-item>
                <text:p>sin(x) and cos(x) don't approach anything</text:p>
              </text:list-item>
              <text:list-item>
                <text:p>ln(x) approaches infinity as x grows, but very very slowly</text:p>
                <text:p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2">
        <office:forms form:automatic-focus="false" form:apply-design-mode="false"/>
        <draw:frame presentation:style-name="pr7" draw:text-style-name="P3" draw:layer="layout" svg:width="25.199cm" svg:height="17.935cm" svg:x="1.4cm" svg:y="0.837cm" presentation:class="subtitle">
          <draw:text-box>
            <text:p><text:span text:style-name="T2">Qu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55M30S</meta:editing-duration>
    <meta:editing-cycles>24</meta:editing-cycles>
    <meta:generator>OpenOffice/4.1.1$Win32 OpenOffice.org_project/411m6$Build-9775</meta:generator>
    <dc:date>2016-09-15T21:36:22.43</dc:date>
    <meta:document-statistic meta:object-count="72"/>
  </office:meta>
</office:document-meta>
</file>

<file path=Object 1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n>0</mn>
              </mrow>
            </mrow>
          </munder>
          <mrow>
            <mo stretchy="false">(</mo>
            <mrow>
              <mfrac>
                <mn>1</mn>
                <msup>
                  <mi>x</mi>
                  <mn>2</mn>
                </msup>
              </mfrac>
            </mrow>
            <mo stretchy="false">)</mo>
          </mrow>
        </mrow>
        <mo stretchy="false">=</mo>
        <mo stretchy="false">∞</mo>
      </mrow>
    </mrow>
    <annotation encoding="StarMath 5.0">lim csub{x toward 0}  (1 over x^2) = infinity  </annotation>
  </semantics>
</math>
</file>

<file path=Object 10/content.xml><?xml version="1.0" encoding="utf-8"?>
<math xmlns="http://www.w3.org/1998/Math/MathML">
  <semantics>
    <mrow>
      <munder>
        <mi mathvariant="italic">limL</mi>
        <mrow>
          <mrow>
            <mi>x</mi>
            <mo stretchy="false">→</mo>
            <mn>4</mn>
          </mrow>
        </mrow>
      </munder>
      <mrow>
        <mrow>
          <mfrac>
            <mrow>
              <mrow>
                <mo stretchy="false">(</mo>
                <mrow>
                  <mrow>
                    <mi>x</mi>
                    <mo stretchy="false">−</mo>
                    <mn>2</mn>
                  </mrow>
                </mrow>
                <mo stretchy="false">)</mo>
              </mrow>
              <mrow>
                <mo stretchy="false">(</mo>
                <mrow>
                  <mrow>
                    <mi>x</mi>
                    <mo stretchy="false">+</mo>
                    <mn>4</mn>
                  </mrow>
                </mrow>
                <mo stretchy="false">)</mo>
              </mrow>
            </mrow>
            <mrow>
              <mrow>
                <mo stretchy="false">(</mo>
                <mrow>
                  <mrow>
                    <mi>x</mi>
                    <mo stretchy="false">−</mo>
                    <mn>4</mn>
                  </mrow>
                </mrow>
                <mo stretchy="false">)</mo>
              </mrow>
              <mrow>
                <mo stretchy="false">(</mo>
                <mrow>
                  <mrow>
                    <mi>x</mi>
                    <mo stretchy="false">+</mo>
                    <mn>2</mn>
                  </mrow>
                </mrow>
                <mo stretchy="false">)</mo>
              </mrow>
            </mrow>
          </mfrac>
        </mrow>
        <mo stretchy="false">≈</mo>
        <munder>
          <mi mathvariant="italic">limL</mi>
          <mrow>
            <mrow>
              <mi>x</mi>
              <mo stretchy="false">→</mo>
              <mn>4</mn>
            </mrow>
          </mrow>
        </munder>
      </mrow>
      <mrow>
        <mrow>
          <mfrac>
            <mrow>
              <mn>16</mn>
            </mrow>
            <mrow>
              <mrow>
                <mo stretchy="false">(</mo>
                <mrow>
                  <mrow>
                    <mo stretchy="false">−</mo>
                    <mn>0</mn>
                  </mrow>
                </mrow>
                <mo stretchy="false">)</mo>
              </mrow>
              <mrow>
                <mo stretchy="false">(</mo>
                <mrow>
                  <mn>6</mn>
                </mrow>
                <mo stretchy="false">)</mo>
              </mrow>
            </mrow>
          </mfrac>
        </mrow>
        <mo stretchy="false">=</mo>
        <mrow>
          <mo stretchy="false">−</mo>
          <mo stretchy="false">∞</mo>
        </mrow>
      </mrow>
    </mrow>
    <annotation encoding="StarMath 5.0">limL csub{x toward 4} {{(x-2)(x+4)} over {(x-4)(x+2)}} approx limL csub{x toward 4} {{16} over {(-0)(6)}} = - infinity</annotation>
  </semantics>
</math>
</file>

<file path=Object 11/content.xml><?xml version="1.0" encoding="utf-8"?>
<math xmlns="http://www.w3.org/1998/Math/MathML">
  <semantics>
    <mrow>
      <munder>
        <mi mathvariant="italic">limR</mi>
        <mrow>
          <mrow>
            <mi>x</mi>
            <mo stretchy="false">→</mo>
            <mn>4</mn>
          </mrow>
        </mrow>
      </munder>
      <mrow>
        <mrow>
          <mfrac>
            <mrow>
              <mrow>
                <mo stretchy="false">(</mo>
                <mrow>
                  <mrow>
                    <mi>x</mi>
                    <mo stretchy="false">−</mo>
                    <mn>2</mn>
                  </mrow>
                </mrow>
                <mo stretchy="false">)</mo>
              </mrow>
              <mrow>
                <mo stretchy="false">(</mo>
                <mrow>
                  <mrow>
                    <mi>x</mi>
                    <mo stretchy="false">+</mo>
                    <mn>4</mn>
                  </mrow>
                </mrow>
                <mo stretchy="false">)</mo>
              </mrow>
            </mrow>
            <mrow>
              <mrow>
                <mo stretchy="false">(</mo>
                <mrow>
                  <mrow>
                    <mi>x</mi>
                    <mo stretchy="false">−</mo>
                    <mn>4</mn>
                  </mrow>
                </mrow>
                <mo stretchy="false">)</mo>
              </mrow>
              <mrow>
                <mo stretchy="false">(</mo>
                <mrow>
                  <mrow>
                    <mi>x</mi>
                    <mo stretchy="false">+</mo>
                    <mn>2</mn>
                  </mrow>
                </mrow>
                <mo stretchy="false">)</mo>
              </mrow>
            </mrow>
          </mfrac>
        </mrow>
        <mo stretchy="false">≈</mo>
        <munder>
          <mi mathvariant="italic">limR</mi>
          <mrow>
            <mrow>
              <mi>x</mi>
              <mo stretchy="false">→</mo>
              <mn>4</mn>
            </mrow>
          </mrow>
        </munder>
      </mrow>
      <mrow>
        <mrow>
          <mfrac>
            <mrow>
              <mn>16</mn>
            </mrow>
            <mrow>
              <mrow>
                <mo stretchy="false">(</mo>
                <mrow>
                  <mrow>
                    <mo stretchy="false">+</mo>
                    <mn>0</mn>
                  </mrow>
                </mrow>
                <mo stretchy="false">)</mo>
              </mrow>
              <mrow>
                <mo stretchy="false">(</mo>
                <mrow>
                  <mn>6</mn>
                </mrow>
                <mo stretchy="false">)</mo>
              </mrow>
            </mrow>
          </mfrac>
        </mrow>
        <mo stretchy="false">=</mo>
        <mo stretchy="false">∞</mo>
      </mrow>
    </mrow>
    <annotation encoding="StarMath 5.0">limR csub{x toward 4} {{(x-2)(x+4)} over {(x-4)(x+2)}} approx limR csub{x toward 4} {{16} over {(+0)(6)}} = infinity</annotation>
  </semantics>
</math>
</file>

<file path=Object 12/content.xml><?xml version="1.0" encoding="utf-8"?>
<math xmlns="http://www.w3.org/1998/Math/MathML">
  <semantics>
    <mrow>
      <mrow>
        <mrow>
          <mrow>
            <munder>
              <mi>lim</mi>
              <mrow>
                <mrow>
                  <mi>x</mi>
                  <mo stretchy="false">→</mo>
                  <mn>4</mn>
                </mrow>
              </mrow>
            </munder>
            <mrow>
              <mfrac>
                <mrow>
                  <mrow>
                    <mo stretchy="false">(</mo>
                    <mrow>
                      <mrow>
                        <mi>x</mi>
                        <mo stretchy="false">−</mo>
                        <mn>2</mn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i>x</mi>
                        <mo stretchy="false">+</mo>
                        <mn>4</mn>
                      </mrow>
                    </mrow>
                    <mo stretchy="false">)</mo>
                  </mrow>
                </mrow>
                <mrow>
                  <mrow>
                    <mo stretchy="false">(</mo>
                    <mrow>
                      <mrow>
                        <mi>x</mi>
                        <mo stretchy="false">−</mo>
                        <mn>4</mn>
                      </mrow>
                    </mrow>
                    <mo stretchy="false">)</mo>
                  </mrow>
                  <mrow>
                    <mo stretchy="false">(</mo>
                    <mrow>
                      <mrow>
                        <mi>x</mi>
                        <mo stretchy="false">+</mo>
                        <mn>2</mn>
                      </mrow>
                    </mrow>
                    <mo stretchy="false">)</mo>
                  </mrow>
                </mrow>
              </mfrac>
            </mrow>
          </mrow>
          <mo stretchy="false">≈</mo>
          <mrow>
            <munder>
              <mi>lim</mi>
              <mrow>
                <mrow>
                  <mi>x</mi>
                  <mo stretchy="false">→</mo>
                  <mn>4</mn>
                </mrow>
              </mrow>
            </munder>
            <mrow>
              <mfrac>
                <mrow>
                  <mn>16</mn>
                </mrow>
                <mrow>
                  <mrow>
                    <mo stretchy="false">(</mo>
                    <mrow>
                      <mn>0</mn>
                    </mrow>
                    <mo stretchy="false">)</mo>
                  </mrow>
                  <mrow>
                    <mo stretchy="false">(</mo>
                    <mrow>
                      <mn>6</mn>
                    </mrow>
                    <mo stretchy="false">)</mo>
                  </mrow>
                </mrow>
              </mfrac>
            </mrow>
          </mrow>
        </mrow>
        <mo stretchy="false">=</mo>
        <mi mathvariant="italic">DNE</mi>
      </mrow>
    </mrow>
    <annotation encoding="StarMath 5.0">lim csub{x toward 4} {{(x-2)(x+4)} over {(x-4)(x+2)}} approx lim csub{x toward 4} {{16} over {(0)(6)}} = DNE</annotation>
  </semantics>
</math>
</file>

<file path=Object 14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o stretchy="false">∞</mo>
              </mrow>
            </mrow>
          </munder>
          <mrow>
            <mo stretchy="false">(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g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)</mo>
          </mrow>
        </mrow>
        <mo stretchy="false">=</mo>
        <mn>0</mn>
      </mrow>
    </mrow>
    <annotation encoding="StarMath 5.0">lim csub{x toward infinity} (f(x) - g(x)) = 0</annotation>
  </semantics>
</math>
</file>

<file path=Object 2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n>0</mn>
              </mrow>
            </mrow>
          </munder>
          <mrow>
            <mo stretchy="false">(</mo>
            <mrow>
              <mfrac>
                <mrow>
                  <mn>1</mn>
                </mrow>
                <mrow>
                  <mi>x</mi>
                </mrow>
              </mfrac>
            </mrow>
            <mo stretchy="false">)</mo>
          </mrow>
        </mrow>
        <mo stretchy="false">=</mo>
        <mi mathvariant="italic">DNE</mi>
      </mrow>
    </mrow>
    <annotation encoding="StarMath 5.0">lim csub{x toward 0}  ({1} over {x}) = DNE  </annotation>
  </semantics>
</math>
</file>

<file path=Object 3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o stretchy="false">∞</mo>
              </mrow>
            </mrow>
          </munder>
          <mrow>
            <mi>f</mi>
            <mrow>
              <mo stretchy="false">(</mo>
              <mrow>
                <mi>x</mi>
              </mrow>
              <mo stretchy="false">)</mo>
            </mrow>
          </mrow>
        </mrow>
        <mo stretchy="false">=</mo>
        <mi>L</mi>
      </mrow>
    </mrow>
    <annotation encoding="StarMath 5.0">lim csub{x toward infinity} {f(x)} = L</annotation>
  </semantics>
</math>
</file>

<file path=Object 4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o stretchy="false">∞</mo>
              </mrow>
            </mrow>
          </munder>
          <msup>
            <mi>x</mi>
            <mi>n</mi>
          </msup>
        </mrow>
        <mo stretchy="false">=</mo>
        <mo stretchy="false">∞</mo>
      </mrow>
    </mrow>
    <annotation encoding="StarMath 5.0">lim csub{x toward infinity} x^n = infinity</annotation>
  </semantics>
</math>
</file>

<file path=Object 5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row>
                  <mo stretchy="false">−</mo>
                  <mo stretchy="false">∞</mo>
                </mrow>
              </mrow>
            </mrow>
          </munder>
          <msup>
            <mi>x</mi>
            <mrow>
              <mn>2</mn>
              <mrow>
                <mi>n</mi>
                <mo stretchy="false">+</mo>
                <mn>0</mn>
              </mrow>
            </mrow>
          </msup>
        </mrow>
        <mo stretchy="false">=</mo>
        <mo stretchy="false">∞</mo>
      </mrow>
    </mrow>
    <annotation encoding="StarMath 5.0">lim csub{x toward -infinity} x^{2 n + 0} = infinity</annotation>
  </semantics>
</math>
</file>

<file path=Object 6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row>
                  <mo stretchy="false">−</mo>
                  <mo stretchy="false">∞</mo>
                </mrow>
              </mrow>
            </mrow>
          </munder>
          <msup>
            <mi>x</mi>
            <mrow>
              <mn>2</mn>
              <mrow>
                <mi>n</mi>
                <mo stretchy="false">+</mo>
                <mn>1</mn>
              </mrow>
            </mrow>
          </msup>
        </mrow>
        <mo stretchy="false">=</mo>
        <mrow>
          <mo stretchy="false">−</mo>
          <mo stretchy="false">∞</mo>
        </mrow>
      </mrow>
    </mrow>
    <annotation encoding="StarMath 5.0">lim csub{x toward -infinity} x^{2 n + 1} = -infinity</annotation>
  </semantics>
</math>
</file>

<file path=Object 7/content.xml><?xml version="1.0" encoding="utf-8"?>
<math xmlns="http://www.w3.org/1998/Math/MathML">
  <semantics>
    <mrow>
      <mrow>
        <mrow>
          <munder>
            <mi>lim</mi>
            <mrow>
              <mrow>
                <mi>x</mi>
                <mo stretchy="false">→</mo>
                <mrow>
                  <mo stretchy="false">±</mo>
                  <mo stretchy="false">∞</mo>
                </mrow>
              </mrow>
            </mrow>
          </munder>
          <msup>
            <mi>x</mi>
            <mrow>
              <mrow>
                <mo stretchy="false">−</mo>
                <mi>n</mi>
              </mrow>
            </mrow>
          </msup>
        </mrow>
        <mo stretchy="false">=</mo>
        <mn>0</mn>
      </mrow>
    </mrow>
    <annotation encoding="StarMath 5.0">lim csub{x toward +-infinity} x^{-n} = 0</annotation>
  </semantics>
</math>
</file>

<file path=Object 8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row>
                <mo stretchy="false">±</mo>
                <mo stretchy="false">∞</mo>
              </mrow>
            </mrow>
          </mrow>
        </munder>
        <msub>
          <mi>a</mi>
          <mi>n</mi>
        </msub>
      </mrow>
      <mrow>
        <msup>
          <mi>x</mi>
          <mi>n</mi>
        </msup>
        <mo stretchy="false">+</mo>
        <msub>
          <mi>a</mi>
          <mrow>
            <mrow>
              <mi>n</mi>
              <mo stretchy="false">−</mo>
              <mn>1</mn>
            </mrow>
          </mrow>
        </msub>
      </mrow>
      <mrow>
        <mrow>
          <msup>
            <mi>x</mi>
            <mrow>
              <mrow>
                <mi>n</mi>
                <mo stretchy="false">−</mo>
                <mn>1</mn>
              </mrow>
            </mrow>
          </msup>
          <mo stretchy="false">+</mo>
          <mo stretchy="false">…</mo>
        </mrow>
        <mo stretchy="false">=</mo>
        <mrow>
          <munder>
            <mi>lim</mi>
            <mrow>
              <mrow>
                <mi>x</mi>
                <mo stretchy="false">→</mo>
                <mrow>
                  <mo stretchy="false">±</mo>
                  <mo stretchy="false">∞</mo>
                </mrow>
              </mrow>
            </mrow>
          </munder>
          <msub>
            <mi>a</mi>
            <mi>n</mi>
          </msub>
        </mrow>
      </mrow>
      <msup>
        <mi>x</mi>
        <mi>n</mi>
      </msup>
    </mrow>
    <annotation encoding="StarMath 5.0">lim csub{x toward +-infinity} a_n x^n + a_{n-1} x^{n-1} + dotslow  = lim csub{x toward +-infinity} a_n x^n</annotation>
  </semantics>
</math>
</file>

<file path=Object 9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o stretchy="false">∞</mo>
            </mrow>
          </mrow>
        </munder>
        <mrow>
          <mfrac>
            <mrow>
              <mrow>
                <mrow>
                  <msup>
                    <mn>2x</mn>
                    <mn>2</mn>
                  </msup>
                  <mo stretchy="false">+</mo>
                  <mn>6x</mn>
                </mrow>
                <mo stretchy="false">−</mo>
                <mn>2</mn>
              </mrow>
            </mrow>
            <mrow>
              <mrow>
                <mi>x</mi>
                <mo stretchy="false">+</mo>
                <mn>1</mn>
              </mrow>
            </mrow>
          </mfrac>
        </mrow>
      </mrow>
    </mrow>
    <annotation encoding="StarMath 5.0">lim csub{x toward infinity} {{2x^2+6x-2} over {x+1}}</annotation>
  </semantics>
</math>
</file>